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b452" officeooo:paragraph-rsid="0002b452"/>
    </style:style>
    <style:style style:name="P2" style:family="paragraph" style:parent-style-name="Standard">
      <style:text-properties officeooo:rsid="00042c46" officeooo:paragraph-rsid="00042c46"/>
    </style:style>
    <style:style style:name="P3" style:family="paragraph" style:parent-style-name="Standard">
      <style:text-properties fo:font-weight="bold" officeooo:rsid="0005c49a" officeooo:paragraph-rsid="0005c49a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2b452" officeooo:paragraph-rsid="0002b452"/>
    </style:style>
    <style:style style:name="P5" style:family="paragraph" style:parent-style-name="Standard">
      <style:text-properties style:text-underline-style="solid" style:text-underline-width="auto" style:text-underline-color="font-color" officeooo:rsid="00042c46" officeooo:paragraph-rsid="00042c46"/>
    </style:style>
    <style:style style:name="T1" style:family="text">
      <style:text-properties officeooo:rsid="00042c46"/>
    </style:style>
    <style:style style:name="T2" style:family="text">
      <style:text-properties officeooo:rsid="0005dee6"/>
    </style:style>
    <style:style style:name="T3" style:family="text">
      <style:text-properties officeooo:rsid="000774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Historias de usuario</text:p>
      <text:p text:style-name="P1"/>
      <text:p text:style-name="P4">1 Set pickup</text:p>
      <text:p text:style-name="P1"/>
      <text:p text:style-name="P1"><text:span text:style-name="T3">E</text:span>l usuario pide el cotxo para elegir el destino, se detectara su ubicacion ,su visa <text:span text:style-name="T2">y</text:span> se calcula la distancia</text:p>
      <text:p text:style-name="P1"/>
      <text:p text:style-name="P1"/>
      <text:p text:style-name="P4">2. <text:span text:style-name="T1">see your cost</text:span></text:p>
      <text:p text:style-name="P1"/>
      <text:p text:style-name="P2">se calculara el coste segun la distancia entre la ubicacion del usuario y el destino que se haya elijido</text:p>
      <text:p text:style-name="P2"/>
      <text:p text:style-name="P5">3. driver</text:p>
      <text:p text:style-name="P2"/>
      <text:p text:style-name="P2">el usuario selecciona un conductor y se informa sobre el conductor, el vehiculo,su matricula y si esta disponible ocupado</text:p>
      <text:p text:style-name="P2"/>
      <text:p text:style-name="P5">4. pay and tip</text:p>
      <text:p text:style-name="P2"/>
      <text:p text:style-name="P2">elige la propina y paga el precio del viaje</text:p>
      <text:p text:style-name="P2"/>
      <text:p text:style-name="P5">5. rate your driver</text:p>
      <text:p text:style-name="P2"/>
      <text:p text:style-name="P2">le da una puntuacion de 1 a 5 para calcular la media con las demas puntuacio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5M28S</meta:editing-duration>
    <meta:editing-cycles>7</meta:editing-cycles>
    <meta:generator>LibreOffice/5.2.1.2$Windows_x86 LibreOffice_project/31dd62db80d4e60af04904455ec9c9219178d620</meta:generator>
    <dc:date>2017-02-16T18:31:46.007000000</dc:date>
    <meta:document-statistic meta:table-count="0" meta:image-count="0" meta:object-count="0" meta:page-count="1" meta:paragraph-count="11" meta:word-count="103" meta:character-count="546" meta:non-whitespace-character-count="454"/>
    <meta:user-defined meta:name="Info 1"/>
    <meta:user-defined meta:name="Info 2"/>
    <meta:user-defined meta:name="Info 3"/>
    <meta:user-defined meta:name="Info 4"/>
  </office:meta>
</office:document-meta>
</file>